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NAP User Manual</text:p>
      <text:p text:style-name="Standard"/>
      <text:p text:style-name="Standard">1. Setup</text:p>
      <text:p text:style-name="Standard"/>
      <text:p text:style-name="P2">a). Setting Up Your Floor Plan</text:p>
      <text:p text:style-name="P2"/>
      <text:p text:style-name="Standard">To get SNAP up and running, first, we recommend setting up your floor plan image to display inside of the software. Select your preferred image (saved as a .png) and rename it to FloorPlan.png and then drag this image into the SNAP source folder. Replace any images of the same name already present in the folder.</text:p>
      <text:p text:style-name="Standard"/>
      <text:p text:style-name="P2">b). Designing and Synchronizing Table Layout</text:p>
      <text:p text:style-name="P2"/>
      <text:p text:style-name="Standard">After you have your image set, launch the SNAP server-side application. Make your floor layout (refer to section 2a for instructions for how to do this) and leave the program running. To associate clients with this interface, open an instance of the client (on a different device). You'll be prompted for a hostname and a node ID. Enter the name of your network host and the 4-digit ID number of the server-side node you want this client to synchronize with. If the connection is successful, the 'sync node' button on the corresponding server-side node's submenu should be replaced with a 'view order' button. The client has now been synchronized with the server.</text:p>
      <text:p text:style-name="Standard"/>
      <text:p text:style-name="P2">c). Setting Up the Order Menu</text:p>
      <text:p text:style-name="P2"/>
      <text:p text:style-name="P3">Items found in the SNAP order menu can be modified by editing any one of the .csv files in the SNAP source folder. Simply edit the files to represent your own menu and it will display in the SNAP order menu. More on using this menu is discussed in section 2c.</text:p>
      <text:p text:style-name="Standard"/>
      <text:p text:style-name="Standard">2. Server-side Interface</text:p>
      <text:p text:style-name="Standard"/>
      <text:p text:style-name="P1">a). Designing the Floor Layout</text:p>
      <text:p text:style-name="Standard"/>
      <text:p text:style-name="Standard">Table nodes (displayed as circles) can be placed on your floor plan image by left-clicking. Created nodes can be moved around by left-clicking and dragging them to their desired location. To access a node's submenu, right click on the node, which should open this menu directly next to the selected node. In this submenu, you can see the node's ID in the top-left corner, and you can also perform a series of useful functions on the node, which are explained in detail below.</text:p>
      <text:p text:style-name="Standard"/>
      <text:p text:style-name="P2">b). Table Nodes</text:p>
      <text:p text:style-name="Standard"/>
      <text:p text:style-name="Standard">Nodes have two states: synched and desynched (desynched is the default). This status refers to whether they've successfully begun communicating with a corresponding client-side node. While desynched, nodes can be deleted from the layout by clicking on the trash can icon inside of their associated node submenu. Once synched, nodes cannot be deleted, but their status can be advanced between the 7 node statuses (listed below) by selecting the round red button with the green arrow. </text:p>
      <text:p text:style-name="Standard"/>
      <text:p text:style-name="Standard">The seven node statuses are as follows:</text:p>
      <text:p text:style-name="Standard"/>
      <text:p text:style-name="Standard">Idle (Gray) – No patrons currently at table.</text:p>
      <text:p text:style-name="Standard">Seated (Yellow) – Patrons have been seated but are not ready to order.</text:p>
      <text:p text:style-name="Standard"><text:soft-page-break/>Ready to Order (Red) – Patrons have made up their minds and are ready to place an order.</text:p>
      <text:p text:style-name="Standard">Order Taken (Purple) – Order has been taken from the table.</text:p>
      <text:p text:style-name="Standard">Order Placed (Burnt Orange) – Order has been delivered to kitchen and is currently being prepared.</text:p>
      <text:p text:style-name="Standard">Order Delivered (Blue) – Order has made it out to the table.</text:p>
      <text:p text:style-name="Standard">Ready for Payment (Green) – Patrons have finished their meal and are ready for a check. </text:p>
      <text:p text:style-name="Standard"/>
      <text:p text:style-name="Standard">Additionally, whenever the corresponding client-side node requests service from the server, a small bell icon will appear above the requesting node. To acknowledge this request (in other words, to make it go away), simply right-click on the requesting node.</text:p>
      <text:p text:style-name="Standard"/>
      <text:p text:style-name="P2">c). Placing Orders</text:p>
      <text:p text:style-name="P2"/>
      <text:p text:style-name="P3">When a node has been successfully synchronized, orders can be added to it. Right-click a synchronized node to bring up its node sub-menu. From here you can select the “view order” button to open up the order menu. To associate items with a table's order, simply select the items you wish to add and then click the green + symbol to add the items. If your menu has multiple pages, you can scroll through them by pressing the forward and back buttons below the menu. To remove a specific item from the order, select it and then press the delete button, the red X. To reset the order to empty, press the yellow arrow. Close this new window whenever you've finished adding items to the order. You can then advance the node's status from the layout menu as normal.</text:p>
      <text:p text:style-name="P3"/>
      <text:p text:style-name="P3">3. Client-side Interface</text:p>
      <text:p text:style-name="P3"/>
      <text:p text:style-name="P3">The client-side interface is much simpler than the server-side one. If the client is unsynched, every button will be grayed out and unclickable. This likely means the node ID entered to create the client was not found in the server. Once synched, to advance the status of the table, simply click the SNAP button. This will step the status forward by one. For a full list of these statuses, please refer to section 2b. To send out a service request to the server, click the bell icon in the top-right corner of the screen. The icon at the bottom-left corner of the screen is presently just for 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rrett Thompson</meta:initial-creator>
    <meta:creation-date>2016-12-05T18:28:12.12</meta:creation-date>
    <meta:document-statistic meta:table-count="0" meta:image-count="0" meta:object-count="0" meta:page-count="2" meta:paragraph-count="26" meta:word-count="805" meta:character-count="4591"/>
    <dc:date>2016-12-05T19:23:26.55</dc:date>
    <dc:creator>Garrett Thompson</dc:creator>
    <meta:editing-duration>PT7M33S</meta:editing-duration>
    <meta:editing-cycles>1</meta:editing-cycles>
    <meta:generator>OpenOffice/4.1.0$Win32 OpenOffice.org_project/410m18$Build-9764</meta:generator>
  </office:meta>
</office:document-meta>
</file>